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DejaVu Sans" fo:font-size="11pt" style:font-size-asian="11pt" style:font-size-complex="11pt"/>
    </style:style>
    <style:style style:name="P3" style:family="paragraph" style:parent-style-name="Standard" style:list-style-name="L1">
      <style:text-properties style:font-name="DejaVu Sans" fo:font-size="11pt" style:font-size-asian="11pt" style:font-size-complex="11pt"/>
    </style:style>
    <style:style style:name="P4" style:family="paragraph" style:parent-style-name="Standard" style:list-style-name="L3">
      <style:text-properties style:font-name="DejaVu Sans" fo:font-size="11pt" style:font-size-asian="11pt" style:font-size-complex="11pt"/>
    </style:style>
    <style:style style:name="P5" style:family="paragraph" style:parent-style-name="Standard" style:list-style-name="L4">
      <style:text-properties style:font-name="DejaVu Sans" fo:font-size="11pt" style:font-size-asian="11pt" style:font-size-complex="11pt"/>
    </style:style>
    <style:style style:name="P6" style:family="paragraph" style:parent-style-name="Standard" style:list-style-name="L6">
      <style:text-properties style:font-name="DejaVu Sans" fo:font-size="11pt" style:font-size-asian="11pt" style:font-size-complex="11pt"/>
    </style:style>
    <style:style style:name="P7" style:family="paragraph" style:parent-style-name="Standard" style:list-style-name="L7">
      <style:text-properties style:font-name="DejaVu Sans" fo:font-size="11pt" style:font-size-asian="11pt" style:font-size-complex="11pt"/>
    </style:style>
    <style:style style:name="P8" style:family="paragraph" style:parent-style-name="Standard" style:list-style-name="L8">
      <style:text-properties style:font-name="DejaVu Sans" fo:font-size="11pt" style:font-size-asian="11pt" style:font-size-complex="11pt"/>
    </style:style>
    <style:style style:name="P9" style:family="paragraph" style:parent-style-name="Standard" style:list-style-name="L10">
      <style:text-properties style:font-name="DejaVu Sans" fo:font-size="11pt" style:font-size-asian="11pt" style:font-size-complex="11pt"/>
    </style:style>
    <style:style style:name="P10" style:family="paragraph" style:parent-style-name="Standard">
      <style:text-properties style:font-name="DejaVu Sans" fo:font-size="11pt" fo:background-color="#ffff00" style:font-size-asian="11pt" style:font-size-complex="11pt"/>
    </style:style>
    <style:style style:name="P11" style:family="paragraph" style:parent-style-name="Standard" style:list-style-name="L8">
      <style:text-properties style:font-name="DejaVu Sans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text-properties style:font-name="DejaVu Sans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5">
      <style:text-properties style:font-name="DejaVu Sans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9">
      <style:text-properties style:font-name="DejaVu Sans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DejaVu Sans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808080" style:font-name="DejaVu Sans Mono" fo:font-size="9pt" style:font-size-asian="9pt" style:font-size-complex="9pt"/>
    </style:style>
    <style:style style:name="P18" style:family="paragraph" style:parent-style-name="Footer">
      <style:paragraph-properties fo:text-align="center" style:justify-single-word="false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background-color="#ffff0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ooking Modul</text:p>
      <text:p text:style-name="P1"/>
      <text:p text:style-name="P1"/>
      <text:p text:style-name="P2"/>
      <text:p text:style-name="P2">Booking modul slouží k rezervaci hotelových pokojů a bude distribuován zdarma, jako služba hotelového portálu. Zároveň bude použit s drobnými úpravami (vylepšeními) jako booking engine hotelu zadavatele... Je dobré ale myslet na „univerzální“ nasazení v libovolném typu ubytovacího zařízení, jako pension, hotel, horská chata, atd..</text:p>
      <text:p text:style-name="P2"/>
      <text:p text:style-name="P2">Bude složen ze 4 funkčních částí:</text:p>
      <text:p text:style-name="P2"/>
      <text:list xml:id="list854749095" text:style-name="L1">
        <text:list-item>
          <text:p text:style-name="P3">Frontend</text:p>
        </text:list-item>
        <text:list-item>
          <text:p text:style-name="P3">Recepce</text:p>
        </text:list-item>
        <text:list-item>
          <text:p text:style-name="P3">Administrace</text:p>
        </text:list-item>
        <text:list-item>
          <text:p text:style-name="P3">API</text:p>
        </text:list-item>
      </text:list>
      <text:p text:style-name="P2"/>
      <text:p text:style-name="P2">Požadavky na jednotlivé moduly jsou prozatím velmi obecné, technicky to není promyšleno prakticky vůbec, funkcionalitou vycházíme prozatím ze znalostí on-line bookingu bookasist.com a desktopového systému Hores, který bych měl mít během několika dní k dispozici pro náhled řešení... </text:p>
      <text:p text:style-name="P2"/>
      <text:p text:style-name="P2">Pokusím se tedy shrnout základní funkcionalitu s krátkým popisem, jak to vyplynulo na osobních schůzkách.</text:p>
      <text:p text:style-name="P2"/>
      <text:p text:style-name="P2">Nejasné věci jsou <text:span text:style-name="T2">zvýrazněny</text:span>, ty bychom měli osobně probrat, než se dáme do práce :o).</text:p>
      <text:p text:style-name="P2"/>
      <text:p text:style-name="P2"/>
      <text:p text:style-name="P2">Byl bych rád, kdybychom se po prvním promyšlení, případně pár řádcích kódu sešli a když už budeme mít oba představu, vyjasnili drobnosti, abychom se pak nerozešli s tím mizerným zadáním :)). </text:p>
      <text:p text:style-name="P2"/>
      <text:p text:style-name="P2">Ale k jednotlivým částem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581302162" text:style-name="L3">
        <text:list-item>
          <text:p text:style-name="P13"><text:soft-page-break/>Frontend – rezervační formulář</text:p>
          <text:p text:style-name="P4"/>
        </text:list-item>
      </text:list>
      <text:p text:style-name="P2">O frontendu jsem již něco málo napsal, to zůstává prakticky stejné. Půjde o vícekrokový formulář, kdy:</text:p>
      <text:p text:style-name="P2"/>
      <text:list xml:id="list1662222302" text:style-name="L4">
        <text:list-item>
          <text:p text:style-name="P5">V prvním kroku vyzveme k zadání datumu od a datumu do, případně záložkou volbu počtu nocí, datum do si pak dopočítáme. Oproti původní verzi by kromě počtu osob mělo jít zvolit také počet dětí, jelikož některé hotely umožňují o děti pokoj přetížit, tedy 2-lůžkový s 1 přistýlkou umožňují obsadit 2 dospělými a 2 dětmi...</text:p>
        </text:list-item>
      </text:list>
      <text:p text:style-name="P2"/>
      <text:list xml:id="list1904829365" text:continue-numbering="true" text:style-name="L4">
        <text:list-item>
          <text:p text:style-name="P5">Následovat bude vyhledání volných pokojů, má jít o výpis s popisem, jejich cenami a fotogalerií, to vysvětlím, případně ukážu :). Zde je nutné myslet na to, že když návštěvník zadá např 5 lidí, měl by vyjet 5-lůžkový pokoj pokud je, ale samozřejmě také 2ůžkový+3lůžkový, 3x2lůžkový, atd... Jestliže nebude dostatečná kapacita, na toto upozornit, ale povolit změnit počet např. na 3 osoby... Stejně tak by se měl systém tvářit pozitivně, když bude pokoj/pokoje volné, ale ne na celé období, takže upozornit, že lze objednat, ale pouze na termín od-do. Těch kombinací je samozřejmě spousta, např 1 bude volný na celou dobu a druhý jen na část, <text:span text:style-name="T2">to se musí promyslet...</text:span></text:p>
        </text:list-item>
      </text:list>
      <text:p text:style-name="P2"/>
      <text:list xml:id="list171017269" text:continue-numbering="true" text:style-name="L4">
        <text:list-item>
          <text:p text:style-name="P5">Po naklikání pokojů k rezervaci, se přejde k osobním údajům. Zde to bude jednoduché, běžně se ukládá pouze jméno, telefon, email a platební karta. U tohoto kroku je jasné, že to musí kvůli platební kartě proběhnout dle zákona na https://, ale to bych doporučoval celý booking.. U platební karty se uloží informace do databáze. Je to nezvyklé, celou věc jsem konzultoval s odborníkem a pročítal předpisy a nařízení a je to tak... Ubytovací zařízení mají výjimku v nakládání s kartou. Nepotřebují totiž ke stržení financí CVC kód, stačí jméno, platnost a číslo karty a to se za určitých podmínek archivovat smí... </text:p>
        </text:list-item>
      </text:list>
      <text:p text:style-name="P2"/>
      <text:p text:style-name="P2">Někde během procesu, asi v posledním kroku musí jít zvolit ještě typ placení. Preferovat se bude platba předem a za to půjde poskytnou sleva, viz administrace, nicméně vzhledem k tomu, že budeme spravovat i číslo karty, není to nezbytné a storno poplatek, či celé ubytování si bude moci hoteliér strhnout kdykoliv v budoucnu.</text:p>
      <text:p text:style-name="P2"/>
      <text:p text:style-name="P2">Rozdělí se to tedy takto:</text:p>
      <text:p text:style-name="P2"/>
      <text:p text:style-name="P2">100% předplatba: Klientovy je rovnou nabídnut seznam platebních bran a po výběru je na ni přesměrován, tam zaplatí a vrátí se k nám, implementace pravděpodobně WebPay, PayPal a Authorize.Net. V tom případě kartu neukládáme.</text:p>
      <text:p text:style-name="P2"/>
      <text:p text:style-name="P2">Platba při příjezdu/odjezdu: Form na číslo karty, platnost, a jméno držitele, zde se ale bude muset provést nějaké ověření funkčnosti karty, tedy nějaká předautorizace, malinký poplatek (1 EUR), či něco takového, nevím, <text:span text:style-name="T2">musíme najít možnosti</text:span>...</text:p>
      <text:p text:style-name="P2"/>
      <text:p text:style-name="P2">Jak toto všechno proběhne, provede se rezervace zápisem do DB...</text:p>
      <text:p text:style-name="P2"/>
      <text:p text:style-name="P2"/>
      <text:p text:style-name="P10">Je potřeba ale vyřešit ještě jednu věc...</text:p>
      <text:p text:style-name="P2">Administrace a recepce bude umístěná na našich serverech a hotely k ní budou jen přistupovat jménem a heslem.. Jak ale vložíme rezervační formulář na jejich web?</text:p>
      <text:p text:style-name="P2"/>
      <text:p text:style-name="P2">Iframe jako bookasist se mi nelíbí, i když možnost to je, JS není špatné řešení, ale co s https při ukládání karty? PHP include je řešení, ale jen pro PHP weby, no, <text:span text:style-name="T2">promyslíme</text:span>...</text:p>
      <text:list xml:id="list445346891" text:style-name="L5">
        <text:list-item>
          <text:p text:style-name="P14"><text:soft-page-break/>Recepce</text:p>
        </text:list-item>
      </text:list>
      <text:p text:style-name="P2"/>
      <text:p text:style-name="P2">To je podle mě největší WTF, je potřeba vyřešit spoustu věcí a já na recepci nikdy nedělal, takže nevím, co by mi chybělo a co by mě naopak nezajímalo :-))).</text:p>
      <text:p text:style-name="P2"/>
      <text:p text:style-name="P2">No, probrali jsme výše zmíněný Hores a BookAssist, takže trošku představu mám. Tento modul by na rozdíl od administrace měl být co nejvíce user-friendly, protože při nájezdu autobusu je tam celkem fofr.. GUI se ale doladí pak s recepčními při testovacím období.. To je již domluveno, sepíší po pár dnech co jinak, co přesunout, atd..</text:p>
      <text:p text:style-name="P2"/>
      <text:p text:style-name="P2">Takže k funkcionalitě:</text:p>
      <text:p text:style-name="P2"/>
      <text:p text:style-name="P2">Především rezervace.. Ty budou fungovat obdobně jako na frontu s tím, že zde asi nebude nic s kartou... Pokud rezervaci provede recepce, klienta si zkasíruje hotově, nebo na platebním terminálu fyzicky(<text:span text:style-name="T2">Jak u rezervace emailem???</text:span>). Bude to ale komplikovanější, budou následující typy rezervací a jejich údaje:</text:p>
      <text:p text:style-name="P2"/>
      <text:p text:style-name="P2">Rezervace samostatné osoby/osob – to třeba telefonicky, emailem,....</text:p>
      <text:p text:style-name="P2">Zde se běžně zabookuje pokoj/pokoje jako na front</text:p>
      <text:p text:style-name="P2"/>
      <text:p text:style-name="P2">Rezervace skupiny – totéž jako předchozí, avšak bude uvedeno, že jde o skupinu, viz dále + mělo by to být na plachtě rezervací zvýrazněno...</text:p>
      <text:p text:style-name="P2"/>
      <text:p text:style-name="P2">Pak tu máme ubytování – příjezd hosta... </text:p>
      <text:p text:style-name="P2">Doplní se osobní údaje každého z nich a ten se napáruje na konkrétní pokoj, musí tedy jít zjistit, že teď je na pokoji 203 Franta a Pepa, na pokoji 204 Tereza a Jana. V případě osoby, která prováděla rezervaci by mělo jít vložit údaje přímo z rezervace + případně doplnit ostatní členy výpravy :D.</text:p>
      <text:p text:style-name="P2"/>
      <text:p text:style-name="P2">Host by měl jít kdykoliv přesunovat mezi pokoji s tím, že zůstane v historii dohledatelné, kdy na kterém byl. Rovněž by měl mít možnost pobyt zkrátit/prodloužit. <text:s/>Tady mám další wtf a to, <text:span text:style-name="T2">co se zbožím/službami natěženými na pokoj</text:span>? Pokud je tam host sám, prostě se přenesou s ním, ale co když tam jsou 2, na pokoji 6 espress, 2 minerálky a 3 hovory a má se přesunout? Dořešit...</text:p>
      <text:p text:style-name="P2"/>
      <text:p text:style-name="P2">Dále tu máme drobný prodej... Dle nastavení v adminu, bude mít možnost vkládat nové, neznámé položky i recepce. Standardně bude k dispozici ale seznam zboží a na 1 kliknutí by mělo jít natížit na pokoj... Pokud to bude povoleno v adminu, půjde ještě přidávat položky do seznamu + vložit něco textově (klient si vezme drobné na automat). Součástí položek bude také obsah minibaru, mělo by to prý být ale opticky odděleno, chování však stejné.</text:p>
      <text:p text:style-name="P2"/>
      <text:p text:style-name="P2">Pak tu máme interface telefonní ústředny. To vůbec netuším, zatím asi největší wtf. Jak jsem ale v rychlosti zjistil, mělo by to být nějak unifikované a podle mě to funguje tak, že po ukončení hovoru interface „pingne“ script/desktop aplikaci, které předá číslo volaného (pro kontrolu), délku hovoru, pásmo, případně rovnou cenu a linku, která musí být spárována s pokojem... Pokud to tak bude, pak jednoduše natěžíme na pokoj uvedenou/vypočtenou cenu... Nevím, zjistím... Nevylučuji, že tuto komponentu někde koupíme, moc se mi do toho nechce, na těch mezinárodních hovorech může vzniknout chybou pěkná škoda :-)))</text:p>
      <text:p text:style-name="P2"/>
      <text:p text:style-name="P2"><text:s/></text:p>
      <text:list xml:id="list1088907604" text:style-name="L8">
        <text:list-header>
          <text:p text:style-name="P8"/>
          <text:p text:style-name="P11"><text:soft-page-break/>2) Recepce – pokračování</text:p>
          <text:p text:style-name="P8"/>
        </text:list-header>
      </text:list>
      <text:p text:style-name="P2">Poslední částí je odjezd, tedy fakturace a platba.. Na 1 kliknutí by mělo jít hosta uvolnit</text:p>
      <text:p text:style-name="P2">s tím, že se v případě že je na pokoji sám rovnou započte vše natěžené, tedy hovory a drobný prodej. U více hostů by měla být možnost vystavit společný doklad na jednoho z nich, pak je to totožné jako předtím, v případě, že chtějí každý platit zvlášť, pak ukázat seznam natěžených věcí a <text:span text:style-name="T2">rozřazovat je na jednotlivé hosty??</text:span>...</text:p>
      <text:p text:style-name="P2"/>
      <text:p text:style-name="P2">Mělo by být také umožněno na položky kromě ubytování vystavit samostatný doklad, klient třeba nechce na faktuře pro firmu poplatek za porno kanál .-)).</text:p>
      <text:p text:style-name="P2"/>
      <text:p text:style-name="P2">V každém případě by to mělo dostatečně signalizovat, jestli je vše na pokoji již na někoho vyúčtované, nebo tam něco zbývá...</text:p>
      <text:p text:style-name="P2"/>
      <text:p text:style-name="P2">Samostatně budou fungovat skupiny..</text:p>
      <text:p text:style-name="P2"/>
      <text:p text:style-name="P2">V případě skupiny je běžná platba převodem, tedy na fakturu.</text:p>
      <text:p text:style-name="P2">Doklad se vytváří jen 1, jména osob jsou uvedeny jako položky faktury, tedy stejně jako nápoje etc. Mělo by být ale umožněno někoho ze skupiny vyloučit a vyúčtovat jej samostatně.</text:p>
      <text:p text:style-name="P2"/>
      <text:p text:style-name="P2"/>
      <text:p text:style-name="P2">U fakturace obecně by měl být dostupný seznam slev/poplatků, tedy stejně jako u prodeje, ale navíc i mínusové položky...</text:p>
      <text:p text:style-name="P2"/>
      <text:p text:style-name="P2">Na 1 kliknutí natížit tedy „Transfer na letiště: 20EUR“, „Poplatek za trezor: 1EURxpočet nocí“, „Sleva za nevyužití snídaní: -10EUR“, „Sleva za problém na pokoji: -10%“, tedy jen jako položky + umožnit vložení ručně, textově, viz nastavení v admin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oft-page-break/><text:tab/>3) Administrace:</text:p>
      <text:p text:style-name="P2"/>
      <text:p text:style-name="P2">Většinou to tak nebývá, ale v tomto případě se mi zdá nejvíce easy :-))</text:p>
      <text:p text:style-name="P2">Administrátor (manažer hotelu, majitel, atd) by měli mít náhled na pokoje/hosty, ale kromě plateb jen read-only...</text:p>
      <text:p text:style-name="P2"/>
      <text:p text:style-name="P2">Je to prý běžná praxe, neměli by do ubytování vrtat.</text:p>
      <text:p text:style-name="P2"/>
      <text:p text:style-name="P2">Takže kromě přehledu hostů/pokojů/platebních karet budou:</text:p>
      <text:p text:style-name="P2"/>
      <text:list xml:id="list454619964" text:style-name="L6">
        <text:list-item>
          <text:p text:style-name="P6">Nastavovat popisy pokojů + fotogalerie - no-comment</text:p>
        </text:list-item>
      </text:list>
      <text:list xml:id="list453485991" text:style-name="L7">
        <text:list-item>
          <text:p text:style-name="P7">Nastavovat ceny pokojů – Měla by jít nastavit: Extra cena na víkend, extra cena na určité období, sleva na určité období, sleva na délku ubytování (např &gt;3dny) jinak se použije default cena pokoje.</text:p>
        </text:list-item>
        <text:list-item>
          <text:p text:style-name="P7">Možnost „vypnout pokoj“ - např porucha vody, klimatizace...</text:p>
        </text:list-item>
        <text:list-item>
          <text:p text:style-name="P7">Nastavovat položky k prodeji, ceny hovorného + nastavení pro toto oprávnění recepce, postačí 0/1. V praxi to má fungovat tak, že buď má recepce právo, vkládat položky textově, nebo pouze vybírat z připravených. Pokud bude oprávnění zapnuto, může recepce vložit textově položku k pokoji, např výše zmíněné drobné na automat a zároveň může poskytnout slevu/přidat textovou položku k faktuře. Pokud bude vypnuté, recepce může jen vybírat z předvyplněných položek manažerem.</text:p>
        </text:list-item>
        <text:list-item>
          <text:p text:style-name="P7">Nastavovat automatické slevy za typ platby a délku ubytování, to už ale výše...</text:p>
        </text:list-item>
        <text:list-item>
          <text:p text:style-name="P7">Nějaké statistiky obsazenosti, to nevím, to se pořeší později, je to jen lákadlo :-)</text:p>
        </text:list-item>
        <text:list-item>
          <text:p text:style-name="P7">Export do ekonomických systémů – Stormware Pohoda-XML, Filip-nevím + pár dalších.</text:p>
        </text:list-item>
        <text:list-item>
          <text:p text:style-name="P7">Ještě nějaké věci ohledně platebních karet, jako tisk/export do XLS, to nevím, zjistím...</text:p>
        </text:list-item>
      </text:list>
      <text:p text:style-name="P2"/>
      <text:p text:style-name="P2"/>
      <text:p text:style-name="P2">To je k administraci asi vše. Ta má být prý fakt jednoduchá, oni manažeři prý stejně neradi něco dělají, takže vlastně jen prvotní nastavení a šmitec :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578149815" text:style-name="L9">
        <text:list-item>
          <text:list>
            <text:list-item>
              <text:list>
                <text:list-item>
                  <text:p text:style-name="P15"><text:soft-page-break/>API</text:p>
                </text:list-item>
              </text:list>
            </text:list-item>
          </text:list>
        </text:list-item>
      </text:list>
      <text:p text:style-name="P2"/>
      <text:p text:style-name="P2">API má být prozatím taky jednoduché...</text:p>
      <text:p text:style-name="P2"/>
      <text:p text:style-name="P2">Má mít pouze 2 metody.</text:p>
      <text:p text:style-name="P2"/>
      <text:list xml:id="list1493915176" text:style-name="L10">
        <text:list-item>
          <text:p text:style-name="P9">Přehled volných pokojů</text:p>
        </text:list-item>
      </text:list>
      <text:p text:style-name="P2">To bude obdobné, jako na frontu, tedy povinné parametry:</text:p>
      <text:p text:style-name="P2">Metodu, ID Hotelu, Datum Od, Datum Do, počet osob a formát výstupu, například:</text:p>
      <text:p text:style-name="P2"/>
      <text:p text:style-name="P2"><text:a xlink:type="simple" xlink:href="https://bookingXX.cz/API/getFreeRooms?hotel_id=abc123&amp;from=2012-08-29&amp;to=2012-08-31&amp;persons=3&amp;type=JSON/XML">https://bookingXX.cz/API/getFreeRooms?hotel_id=abc123&amp;from=2012-08-29&amp;to=2012-08-31&amp;persons=3&amp;type=JSON/XML</text:a></text:p>
      <text:p text:style-name="P2"/>
      <text:p text:style-name="P2">API vrátí:</text:p>
      <text:p text:style-name="P2">ID hotelu, </text:p>
      <text:p text:style-name="P2">a pole pokojů: ID pokoje, název pokoje, popis pokoje, cenu a pole obrázků</text:p>
      <text:p text:style-name="P2">Např:</text:p>
      <text:p text:style-name="P17"><text:span text:style-name="T1">{"hotel_id":"abc123",</text:span></text:p>
      <text:p text:style-name="P17"><text:span text:style-name="T1">"date_from":"2012-08-29",</text:span></text:p>
      <text:p text:style-name="P17"><text:span text:style-name="T1">"date_to":"2012-08-31",</text:span></text:p>
      <text:p text:style-name="P17"><text:span text:style-name="T1">"rooms":</text:span></text:p>
      <text:p text:style-name="P17"><text:span text:style-name="T1"><text:tab/>[{</text:span></text:p>
      <text:p text:style-name="P17"><text:span text:style-name="T1"><text:tab/>"room_id":214,"room_name":"Karel IV apartment",</text:span></text:p>
      <text:p text:style-name="P17"><text:span text:style-name="T1"><text:tab/>"room_desc":"Lorem Ipsum Dolor si amet...",</text:span></text:p>
      <text:p text:style-name="P17"><text:span text:style-name="T1"><text:tab/>"room_price":{"czk":11980,"eur":398},</text:span></text:p>
      <text:p text:style-name="P17"><text:span text:style-name="T1"><text:tab/>"photos":<text:tab/><text:tab/></text:span></text:p>
      <text:p text:style-name="P17"><text:span text:style-name="T1"><text:tab/><text:tab/>[</text:span></text:p>
      <text:p text:style-name="P17"><text:span text:style-name="T1"><text:tab/><text:tab/><text:tab/>"https:\/\/bookingXX.cz\/f045987.jpg", <text:tab/><text:tab/><text:tab/><text:tab/><text:tab/><text:tab/><text:tab/><text:tab/>"https:\/\/bookingXX.cz\/f045988.jpg"</text:span></text:p>
      <text:p text:style-name="P17"><text:span text:style-name="T1"><text:tab/><text:tab/>]</text:span></text:p>
      <text:p text:style-name="P17"><text:span text:style-name="T1"><text:tab/>}, <text:tab/></text:span></text:p>
      <text:p text:style-name="P17"><text:span text:style-name="T1"><text:tab/>{"room_id":219,"room_name":"Double room",</text:span></text:p>
      <text:p text:style-name="P17"><text:span text:style-name="T1"><text:tab/>"room_desc":"Lorem Ipsum Dolor si amet...",</text:span></text:p>
      <text:p text:style-name="P17"><text:span text:style-name="T1"><text:tab/>"room_price":{"czk":5990,"eur":199},</text:span></text:p>
      <text:p text:style-name="P17"><text:span text:style-name="T1"><text:tab/>"photos":</text:span></text:p>
      <text:p text:style-name="P17"><text:span text:style-name="T1"><text:tab/><text:tab/>[</text:span></text:p>
      <text:p text:style-name="P17"><text:span text:style-name="T1"><text:tab/><text:tab/><text:tab/>"https:\/\/bookingXX.cz\/g048987.jpg", <text:tab/><text:tab/><text:tab/><text:tab/><text:tab/><text:tab/><text:tab/><text:tab/>"https:\/\/bookingXX.cz\/g048988.jpg"</text:span></text:p>
      <text:p text:style-name="P17"><text:span text:style-name="T1"><text:tab/><text:tab/>]</text:span></text:p>
      <text:p text:style-name="P17"><text:span text:style-name="T1"><text:tab/>}]</text:span></text:p>
      <text:p text:style-name="P17"><text:span text:style-name="T1">}</text:span></text:p>
      <text:p text:style-name="P2"/>
      <text:p text:style-name="P2">---Achjo, to formátování v LibreOffice :/.</text:p>
      <text:p text:style-name="P2"/>
      <text:p text:style-name="P2">Druhá metoda bude aktivní, a to book_now().</text:p>
      <text:p text:style-name="P2">To nevím jak má fungovat, přetahovat číslo karty v URL je zhovadilost, i když jsem sám viděl, že BookAssist posílá screeny mailem i faxem :D LOL:</text:p>
      <text:p text:style-name="P2"/>
      <text:p text:style-name="P2">To se ještě domluví, zatím to stejně bude read-only, tedy hlavně info o dostupnosti, to je easy.. :)</text:p>
      <text:p text:style-name="P2"/>
      <text:p text:style-name="P2"/>
      <text:p text:style-name="P2">To je k API asi vše, určitě se časem rozšíří, nechceme se ale zaseknout na 1 věci, v celém portálu to je jen drobeček, navíc tam bude API pro seznam hotelů, atd, takže se možná trošku uzpůsobí, aby to bylo podobné :-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ří Sakáč</meta:initial-creator>
    <meta:creation-date>2012-08-27T21:03:19</meta:creation-date>
    <dc:date>2012-08-27T23:43:15</dc:date>
    <dc:creator>Jiří Sakáč</dc:creator>
    <meta:editing-duration>PT2H7M5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6" meta:paragraph-count="102" meta:word-count="1794" meta:character-count="11333" meta:non-whitespace-character-count="9696"/>
  </office:meta>
</office:document-meta>
</file>